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300944669366" calcext:value-type="float">
            <text:p>99,73</text:p>
          </table:table-cell>
          <table:table-cell table:style-name="ce3" table:formula="of:=([.F2]/12597)*100" office:value-type="float" office:value="0.269905533063428" calcext:value-type="float">
            <text:p>0,27</text:p>
          </table:table-cell>
          <table:table-cell office:value-type="float" office:value="8242" calcext:value-type="float">
            <text:p>8242</text:p>
          </table:table-cell>
          <table:table-cell table:style-name="ce4" table:formula="of:=[.E18]+[.H18]" office:value-type="float" office:value="12563" calcext:value-type="float">
            <text:p>12563</text:p>
          </table:table-cell>
          <table:table-cell table:formula="of:=12597-[.E2]" office:value-type="float" office:value="34" calcext:value-type="float">
            <text:p>34</text:p>
          </table:table-cell>
          <table:table-cell office:value-type="float" office:value="151.588953972" calcext:value-type="float">
            <text:p>151,588953972</text:p>
          </table:table-cell>
          <table:table-cell office:value-type="float" office:value="17.1719799042" calcext:value-type="float">
            <text:p>17,171979904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2689529253" calcext:value-type="float">
            <text:p>99,63</text:p>
          </table:table-cell>
          <table:table-cell table:style-name="ce3" table:formula="of:=([.F3]/12597)*100" office:value-type="float" office:value="0.373104707470033" calcext:value-type="float">
            <text:p>0,37</text:p>
          </table:table-cell>
          <table:table-cell office:value-type="float" office:value="8222" calcext:value-type="float">
            <text:p>8222</text:p>
          </table:table-cell>
          <table:table-cell table:style-name="ce4" table:formula="of:=[.E19]+[.H19]" office:value-type="float" office:value="12550" calcext:value-type="float">
            <text:p>12550</text:p>
          </table:table-cell>
          <table:table-cell table:formula="of:=12597-[.E3]" office:value-type="float" office:value="47" calcext:value-type="float">
            <text:p>47</text:p>
          </table:table-cell>
          <table:table-cell office:value-type="float" office:value="190.447957993" calcext:value-type="float">
            <text:p>190,447957993</text:p>
          </table:table-cell>
          <table:table-cell office:value-type="float" office:value="17.0989310741" calcext:value-type="float">
            <text:p>17,098931074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300944669366" calcext:value-type="float">
            <text:p>99,73</text:p>
          </table:table-cell>
          <table:table-cell table:style-name="ce3" table:formula="of:=([.F4]/12597)*100" office:value-type="float" office:value="0.269905533063428" calcext:value-type="float">
            <text:p>0,27</text:p>
          </table:table-cell>
          <table:table-cell office:value-type="float" office:value="8356" calcext:value-type="float">
            <text:p>8356</text:p>
          </table:table-cell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327.611420155" calcext:value-type="float">
            <text:p>327,611420155</text:p>
          </table:table-cell>
          <table:table-cell office:value-type="float" office:value="17.3779520988" calcext:value-type="float">
            <text:p>17,377952098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062792728427" calcext:value-type="float">
            <text:p>99,71</text:p>
          </table:table-cell>
          <table:table-cell table:style-name="ce3" table:formula="of:=([.F5]/12597)*100" office:value-type="float" office:value="0.29372072715726" calcext:value-type="float">
            <text:p>0,29</text:p>
          </table:table-cell>
          <table:table-cell office:value-type="float" office:value="8041" calcext:value-type="float">
            <text:p>8041</text:p>
          </table:table-cell>
          <table:table-cell table:style-name="ce4" table:formula="of:=[.E21]+[.H21]" office:value-type="float" office:value="12560" calcext:value-type="float">
            <text:p>12560</text:p>
          </table:table-cell>
          <table:table-cell table:formula="of:=12597-[.E5]" office:value-type="float" office:value="37" calcext:value-type="float">
            <text:p>37</text:p>
          </table:table-cell>
          <table:table-cell office:value-type="float" office:value="214.53797102" calcext:value-type="float">
            <text:p>214,53797102</text:p>
          </table:table-cell>
          <table:table-cell office:value-type="float" office:value="16.7338159084" calcext:value-type="float">
            <text:p>16,733815908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459712629991" calcext:value-type="float">
            <text:p>99,75</text:p>
          </table:table-cell>
          <table:table-cell table:style-name="ce3" table:formula="of:=([.F6]/12597)*100" office:value-type="float" office:value="0.254028737000873" calcext:value-type="float">
            <text:p>0,25</text:p>
          </table:table-cell>
          <table:table-cell office:value-type="float" office:value="8262" calcext:value-type="float">
            <text:p>8262</text:p>
          </table:table-cell>
          <table:table-cell table:style-name="ce4" table:formula="of:=[.E22]+[.H22]" office:value-type="float" office:value="12565" calcext:value-type="float">
            <text:p>12565</text:p>
          </table:table-cell>
          <table:table-cell table:formula="of:=12597-[.E6]" office:value-type="float" office:value="32" calcext:value-type="float">
            <text:p>32</text:p>
          </table:table-cell>
          <table:table-cell office:value-type="float" office:value="332.696801186" calcext:value-type="float">
            <text:p>332,696801186</text:p>
          </table:table-cell>
          <table:table-cell office:value-type="float" office:value="17.1933550835" calcext:value-type="float">
            <text:p>17,193355083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586488846551" calcext:value-type="float">
            <text:p>99,66</text:p>
          </table:table-cell>
          <table:table-cell table:style-name="ce3" table:formula="of:=([.F7]/12597)*100" office:value-type="float" office:value="0.341351115344923" calcext:value-type="float">
            <text:p>0,34</text:p>
          </table:table-cell>
          <table:table-cell office:value-type="float" office:value="8409" calcext:value-type="float">
            <text:p>8409</text:p>
          </table:table-cell>
          <table:table-cell table:style-name="ce4" table:formula="of:=[.E23]+[.H23]" office:value-type="float" office:value="12554" calcext:value-type="float">
            <text:p>12554</text:p>
          </table:table-cell>
          <table:table-cell table:formula="of:=12597-[.E7]" office:value-type="float" office:value="43" calcext:value-type="float">
            <text:p>43</text:p>
          </table:table-cell>
          <table:table-cell office:value-type="float" office:value="248.604378939" calcext:value-type="float">
            <text:p>248,604378939</text:p>
          </table:table-cell>
          <table:table-cell office:value-type="float" office:value="17.606803894" calcext:value-type="float">
            <text:p>17,60680389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507104866238" calcext:value-type="float">
            <text:p>99,65</text:p>
          </table:table-cell>
          <table:table-cell table:style-name="ce3" table:formula="of:=([.F8]/12597)*100" office:value-type="float" office:value="0.349289513376201" calcext:value-type="float">
            <text:p>0,35</text:p>
          </table:table-cell>
          <table:table-cell office:value-type="float" office:value="8307" calcext:value-type="float">
            <text:p>8307</text:p>
          </table:table-cell>
          <table:table-cell table:style-name="ce4" table:formula="of:=[.E24]+[.H24]" office:value-type="float" office:value="12553" calcext:value-type="float">
            <text:p>12553</text:p>
          </table:table-cell>
          <table:table-cell table:formula="of:=12597-[.E8]" office:value-type="float" office:value="44" calcext:value-type="float">
            <text:p>44</text:p>
          </table:table-cell>
          <table:table-cell office:value-type="float" office:value="178.361739159" calcext:value-type="float">
            <text:p>178,361739159</text:p>
          </table:table-cell>
          <table:table-cell office:value-type="float" office:value="17.3828351498" calcext:value-type="float">
            <text:p>17,382835149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189568944987" calcext:value-type="float">
            <text:p>99,62</text:p>
          </table:table-cell>
          <table:table-cell table:style-name="ce3" table:formula="of:=([.F9]/12597)*100" office:value-type="float" office:value="0.38104310550131" calcext:value-type="float">
            <text:p>0,38</text:p>
          </table:table-cell>
          <table:table-cell office:value-type="float" office:value="8406" calcext:value-type="float">
            <text:p>8406</text:p>
          </table:table-cell>
          <table:table-cell table:style-name="ce4" table:formula="of:=[.E25]+[.H25]" office:value-type="float" office:value="12549" calcext:value-type="float">
            <text:p>12549</text:p>
          </table:table-cell>
          <table:table-cell table:formula="of:=12597-[.E9]" office:value-type="float" office:value="48" calcext:value-type="float">
            <text:p>48</text:p>
          </table:table-cell>
          <table:table-cell office:value-type="float" office:value="167.352993011" calcext:value-type="float">
            <text:p>167,352993011</text:p>
          </table:table-cell>
          <table:table-cell office:value-type="float" office:value="17.5522480011" calcext:value-type="float">
            <text:p>17,552248001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221560689053" calcext:value-type="float">
            <text:p>99,72</text:p>
          </table:table-cell>
          <table:table-cell table:style-name="ce3" table:formula="of:=([.F10]/12597)*100" office:value-type="float" office:value="0.277843931094705" calcext:value-type="float">
            <text:p>0,28</text:p>
          </table:table-cell>
          <table:table-cell office:value-type="float" office:value="8257" calcext:value-type="float">
            <text:p>8257</text:p>
          </table:table-cell>
          <table:table-cell table:style-name="ce4" table:formula="of:=[.E26]+[.H26]" office:value-type="float" office:value="12562" calcext:value-type="float">
            <text:p>12562</text:p>
          </table:table-cell>
          <table:table-cell table:formula="of:=12597-[.E10]" office:value-type="float" office:value="35" calcext:value-type="float">
            <text:p>35</text:p>
          </table:table-cell>
          <table:table-cell office:value-type="float" office:value="365.770322084" calcext:value-type="float">
            <text:p>365,770322084</text:p>
          </table:table-cell>
          <table:table-cell office:value-type="float" office:value="17.2477331161" calcext:value-type="float">
            <text:p>17,247733116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936016511868" calcext:value-type="float">
            <text:p>99,79</text:p>
          </table:table-cell>
          <table:table-cell table:style-name="ce3" table:formula="of:=([.F11]/12597)*100" office:value-type="float" office:value="0.206398348813209" calcext:value-type="float">
            <text:p>0,21</text:p>
          </table:table-cell>
          <table:table-cell office:value-type="float" office:value="8371" calcext:value-type="float">
            <text:p>8371</text:p>
          </table:table-cell>
          <table:table-cell table:style-name="ce4" table:formula="of:=[.E27]+[.H27]" office:value-type="float" office:value="12571" calcext:value-type="float">
            <text:p>12571</text:p>
          </table:table-cell>
          <table:table-cell table:formula="of:=12597-[.E11]" office:value-type="float" office:value="26" calcext:value-type="float">
            <text:p>26</text:p>
          </table:table-cell>
          <table:table-cell office:value-type="float" office:value="144.734094143" calcext:value-type="float">
            <text:p>144,734094143</text:p>
          </table:table-cell>
          <table:table-cell office:value-type="float" office:value="17.5048971176" calcext:value-type="float">
            <text:p>17,504897117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08748115" calcext:value-type="float">
            <text:p>99,6983408748</text:p>
          </table:table-cell>
          <table:table-cell table:formula="of:=AVERAGE([.C2:.C11])" office:value-type="float" office:value="0.301659125188537" calcext:value-type="float">
            <text:p>0,3016591252</text:p>
          </table:table-cell>
          <table:table-cell table:formula="of:=SUM([.D2:.D11])/10" office:value-type="float" office:value="8287.3" calcext:value-type="float">
            <text:p>8287,3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232.1706631662" calcext:value-type="float">
            <text:p>232,1706631662</text:p>
          </table:table-cell>
          <table:table-cell table:formula="of:=SUM([.H2:.H11])/10" office:value-type="float" office:value="17.28705513476" calcext:value-type="float">
            <text:p>17,287055134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7878860046043" calcext:value-type="float">
            <text:p>0,6578788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.4" calcext:value-type="float">
            <text:p>5845,4</text:p>
          </table:table-cell>
          <table:table-cell table:formula="of:=AVERAGE([.G18:.G27])" office:value-type="float" office:value="17.3" calcext:value-type="float">
            <text:p>17,3</text:p>
          </table:table-cell>
          <table:table-cell/>
          <table:table-cell office:value-type="float" office:value="5844" calcext:value-type="float">
            <text:p>584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12597-SUM([.E18:.G18])" office:value-type="float" office:value="6719" calcext:value-type="float">
            <text:p>67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7" calcext:value-type="float">
            <text:p>20,7</text:p>
          </table:table-cell>
          <table:table-cell table:formula="of:=AVERAGE([.H18:.H27])" office:value-type="float" office:value="6713.6" calcext:value-type="float">
            <text:p>6713,6</text:p>
          </table:table-cell>
          <table:table-cell/>
          <table:table-cell office:value-type="float" office:value="5956" calcext:value-type="float">
            <text:p>595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594" calcext:value-type="float">
            <text:p>659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2" calcext:value-type="float">
            <text:p>579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12597-SUM([.E20:.G20])" office:value-type="float" office:value="6771" calcext:value-type="float">
            <text:p>677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.4" calcext:value-type="float">
            <text:p>5845,4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762" calcext:value-type="float">
            <text:p>676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7" calcext:value-type="float">
            <text:p>20,7</text:p>
          </table:table-cell>
          <table:table-cell table:number-columns-repeated="2"/>
          <table:table-cell office:value-type="float" office:value="5837" calcext:value-type="float">
            <text:p>583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12597-SUM([.E22:.G22])" office:value-type="float" office:value="6728" calcext:value-type="float">
            <text:p>672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3" calcext:value-type="float">
            <text:p>17,3</text:p>
          </table:table-cell>
          <table:table-cell table:number-columns-repeated="2"/>
          <table:table-cell office:value-type="float" office:value="5794" calcext:value-type="float">
            <text:p>579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760" calcext:value-type="float">
            <text:p>676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6" calcext:value-type="float">
            <text:p>6713,6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12597-SUM([.E24:.G24])" office:value-type="float" office:value="6682" calcext:value-type="float">
            <text:p>668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12597-SUM([.E25:.G25])" office:value-type="float" office:value="6728" calcext:value-type="float">
            <text:p>67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663" calcext:value-type="float">
            <text:p>66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2" calcext:value-type="float">
            <text:p>584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12597-SUM([.E27:.G27])" office:value-type="float" office:value="6729" calcext:value-type="float">
            <text:p>672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5.4" calcext:value-type="float">
            <text:p>5845,4</text:p>
          </table:table-cell>
          <table:table-cell table:formula="of:=SUM([.F18:.F27])/10" office:value-type="float" office:value="20.7" calcext:value-type="float">
            <text:p>20,7</text:p>
          </table:table-cell>
          <table:table-cell table:formula="of:=SUM([.G18:.G27])/10" office:value-type="float" office:value="17.3" calcext:value-type="float">
            <text:p>17,3</text:p>
          </table:table-cell>
          <table:table-cell table:formula="of:=SUM([.H18:.H27])/10" office:value-type="float" office:value="6713.6" calcext:value-type="float">
            <text:p>6713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049141180685" calcext:value-type="float">
            <text:p>0,9970491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26183864693" calcext:value-type="float">
            <text:p>0,99692618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04:33.2443826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8S</meta:editing-duration>
    <meta:editing-cycles>6</meta:editing-cycles>
    <meta:generator>LibreOffice/5.1.6.2$Linux_X86_64 LibreOffice_project/10m0$Build-2</meta:generator>
    <dc:date>2018-01-20T03:05:44.298300115</dc:date>
    <meta:document-statistic meta:table-count="1" meta:cell-count="177" meta:object-count="0"/>
  </office:meta>
</office:document-meta>
</file>